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dentityStack.indexOf( Object o , int p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dentityStack.IdentityStack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dentityStack.contain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dentityStack.lastIndexOf( Object o , int p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dentityStack.getInstance( Stack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dentityStack.IdentitySt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